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3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53cm solid #00000a"/>
      <style:text-properties fo:language="en" fo:country="US"/>
    </style:style>
    <style:style style:name="T1" style:family="text">
      <style:text-properties fo:color="#00b050" fo:font-weight="bold" style:font-weight-asian="bold"/>
    </style:style>
    <style:style style:name="T2" style:family="text">
      <style:text-properties fo:color="#00b050" fo:language="en" fo:country="US" fo:font-weight="bold" style:font-weight-asian="bold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Crea le tabelle di analisi grammaticale corrispondenti ai seguenti tre programmi, facendo uso delle categorie sintattiche </text:p>
      <text:p text:style-name="P2"><text:bookmark-start text:name="_GoBack"/><text:span text:style-name="T1">&lt;programma&gt; </text:span></text:p>
      <text:p text:style-name="P2"><text:span text:style-name="T1">&lt;direttiva&gt;</text:span></text:p>
      <text:p text:style-name="P2"><text:bookmark-end text:name="_GoBack"/><text:span text:style-name="T1">&lt;funzione&gt;</text:span></text:p>
      <text:p text:style-name="P2"><text:span text:style-name="T1">&lt;blocco&gt;</text:span></text:p>
      <text:p text:style-name="P2"><text:span text:style-name="T1">&lt;comando&gt;</text:span></text:p>
      <text:p text:style-name="P2"><text:span text:style-name="T2">&lt;dichiarazione&gt;</text:span></text:p>
      <text:p text:style-name="Standard"><text:span text:style-name="T3">#include &lt;iostream&gt; -------&gt;</text:span><text:span text:style-name="T2">&lt;direttiva&gt;</text:span></text:p>
      <text:p text:style-name="Standard"><text:span text:style-name="T3">using <text:s/>namespace <text:s/>std <text:s/>--------&gt;</text:span><text:span text:style-name="T2">&lt;direttiva&gt;</text:span><text:span text:style-name="T3"> </text:span></text:p>
      <text:p text:style-name="Standard"><text:span text:style-name="T3">int main()-------&gt;</text:span><text:span text:style-name="T2">&lt;funzione&gt;</text:span></text:p>
      <text:p text:style-name="Standard"><text:span text:style-name="T3">{--------&gt;</text:span><text:span text:style-name="T2">&lt;blocco&gt;</text:span></text:p>
      <text:p text:style-name="Standard"><text:span text:style-name="T3"><text:tab/>cout &lt;&lt; "Hello World!" &lt;&lt; endl;-----------&gt;</text:span><text:span text:style-name="T2">&lt;comando&gt;</text:span></text:p>
      <text:p text:style-name="Standard"><text:span text:style-name="T3"><text:tab/>return 0;---------&gt;</text:span><text:span text:style-name="T2">&lt;comando&gt;</text:span></text:p>
      <text:p text:style-name="P2"><text:span text:style-name="T3">} - ------&gt;</text:span><text:span text:style-name="T2">&lt;blocco&gt;</text:span></text:p>
      <text:p text:style-name="Standard"><text:span text:style-name="T3">#include &lt;iostream&gt;-------&gt;</text:span><text:span text:style-name="T2">&lt;direttiva&gt;</text:span></text:p>
      <text:p text:style-name="Standard"><text:span text:style-name="T3">int main()-------&gt;</text:span><text:span text:style-name="T2">&lt;funzione&gt;</text:span></text:p>
      <text:p text:style-name="Standard"><text:span text:style-name="T3">{-------&gt;</text:span><text:span text:style-name="T2">&lt;blocco&gt;</text:span></text:p>
      <text:p text:style-name="Standard"><text:span text:style-name="T3"><text:tab/>std::cout &lt;&lt; "Hello World!" &lt;&lt; endl;---------&gt;</text:span><text:span text:style-name="T2">&lt;comando&gt;</text:span></text:p>
      <text:p text:style-name="Standard"><text:span text:style-name="T3"><text:s text:c="14"/></text:span>string parola;<text:span text:style-name="T3">---------&gt;</text:span><text:span text:style-name="T2">&lt;comando&gt;</text:span></text:p>
      <text:p text:style-name="Standard"><text:tab/>std::cout &lt;&lt; "Dimmi qualcosa: ";<text:span text:style-name="T3">---------&gt;</text:span><text:span text:style-name="T2">&lt;comando&gt;</text:span></text:p>
      <text:p text:style-name="Standard"><text:tab/>std::cin &gt;&gt; parola;<text:span text:style-name="T3">---------&gt;</text:span><text:span text:style-name="T2">&lt;comando&gt;</text:span></text:p>
      <text:p text:style-name="Standard"><text:s text:c="14"/>std::cout &lt;&lt; "Grazie " &lt;&lt; endl;<text:span text:style-name="T3">---------&gt;</text:span><text:span text:style-name="T2">&lt;comando&gt;</text:span></text:p>
      <text:p text:style-name="Standard"><text:s text:c="13"/><text:span text:style-name="T3">return 0;---------&gt;</text:span><text:span text:style-name="T2">&lt;comando&gt;</text:span></text:p>
      <text:p text:style-name="P2"><text:span text:style-name="T3">}-------&gt;</text:span><text:span text:style-name="T2">&lt;blocco&gt;</text:span></text:p>
      <text:p text:style-name="P1"/>
      <text:p text:style-name="P1"/>
      <text:p text:style-name="Standard"><text:soft-page-break/><text:span text:style-name="T3">#include &lt;iostream&gt;------&gt;</text:span><text:span text:style-name="T2">&lt;direttiva&gt;</text:span></text:p>
      <text:p text:style-name="Standard"><text:span text:style-name="T3">int main()-------&gt;</text:span><text:span text:style-name="T2">&lt;funzione&gt;</text:span></text:p>
      <text:p text:style-name="Standard"><text:span text:style-name="T3">{-----&gt;</text:span><text:span text:style-name="T2">&lt;blocco&gt;</text:span></text:p>
      <text:p text:style-name="Standard"><text:span text:style-name="T3"><text:tab/>std::cout &lt;&lt; "Ciao" &lt;&lt; endl;---------&gt;</text:span><text:span text:style-name="T2">&lt;comando&gt;</text:span></text:p>
      <text:p text:style-name="Standard"><text:span text:style-name="T3"><text:s text:c="14"/>int a;---------&gt;</text:span><text:span text:style-name="T2">&lt;comando&gt;</text:span></text:p>
      <text:p text:style-name="Standard"><text:span text:style-name="T3"><text:tab/></text:span>std::cout &lt;&lt; "Dammi un numero: ";<text:span text:style-name="T3">---------&gt;</text:span><text:span text:style-name="T2">&lt;comando&gt;</text:span></text:p>
      <text:p text:style-name="Standard"><text:s text:c="14"/><text:span text:style-name="T3">std::cin &lt;&lt; a;---------&gt;</text:span><text:span text:style-name="T2">&lt;comando&gt;</text:span></text:p>
      <text:p text:style-name="Standard"><text:span text:style-name="T3"><text:s text:c="14"/>std::cout &gt;&gt; "Orribile.";---------&gt;</text:span><text:span text:style-name="T2">&lt;comando&gt;</text:span></text:p>
      <text:p text:style-name="Standard"><text:span text:style-name="T3"><text:s text:c="13"/>return 0;---------&gt;</text:span><text:span text:style-name="T2">&lt;comando&gt;</text:span></text:p>
      <text:p text:style-name="Standard"><text:span text:style-name="T3">}-----&gt;</text:span><text:span text:style-name="T2">&lt;blocco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Default_20_Paragraph_20_Font" style:display-name="Default Paragraph Font" style:family="text"/>
    <style:style style:name="Preformattato_20_HTML_20_Carattere" style:display-name="Preformattato HTML Carattere" style:family="text" style:parent-style-name="Default_20_Paragraph_20_Font">
      <style:text-properties style:font-name="Courier New" fo:font-size="10pt" style:font-name-asian="Times New Roman" style:font-size-asian="10pt" style:language-asian="it" style:country-asian="I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Carraro</meta:initial-creator>
    <dc:creator>Valentina Baroni</dc:creator>
    <meta:editing-cycles>2</meta:editing-cycles>
    <meta:creation-date>2017-03-18T09:48:00</meta:creation-date>
    <dc:date>2017-03-21T20:47:10.28</dc:date>
    <meta:editing-duration>PT5S</meta:editing-duration>
    <meta:generator>OpenOffice/4.1.2$Win32 OpenOffice.org_project/412m3$Build-9782</meta:generator>
    <meta:document-statistic meta:table-count="0" meta:image-count="0" meta:object-count="0" meta:page-count="2" meta:paragraph-count="34" meta:word-count="127" meta:character-count="11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